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7521in" fo:margin-left="0in" table:align="left"/>
    </style:style>
    <style:style style:name="Table1.A" style:family="table-column">
      <style:table-column-properties style:column-width="2.2375in"/>
    </style:style>
    <style:style style:name="Table1.C" style:family="table-column">
      <style:table-column-properties style:column-width="2.277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14426" officeooo:paragraph-rsid="00014426"/>
    </style:style>
    <style:style style:name="P2" style:family="paragraph" style:parent-style-name="Standard">
      <style:text-properties officeooo:rsid="00028765" officeooo:paragraph-rsid="0006cadb"/>
    </style:style>
    <style:style style:name="P3" style:family="paragraph" style:parent-style-name="Standard">
      <style:text-properties officeooo:rsid="00028765" officeooo:paragraph-rsid="000937a6"/>
    </style:style>
    <style:style style:name="P4" style:family="paragraph" style:parent-style-name="Standard">
      <style:text-properties officeooo:rsid="00028765" officeooo:paragraph-rsid="000b758a"/>
    </style:style>
    <style:style style:name="P5" style:family="paragraph" style:parent-style-name="Standard">
      <style:text-properties officeooo:rsid="000937a6" officeooo:paragraph-rsid="000937a6"/>
    </style:style>
    <style:style style:name="P6" style:family="paragraph" style:parent-style-name="Standard">
      <style:text-properties officeooo:rsid="000a6141" officeooo:paragraph-rsid="000a6141"/>
    </style:style>
    <style:style style:name="P7" style:family="paragraph" style:parent-style-name="Standard">
      <style:text-properties officeooo:paragraph-rsid="000b758a"/>
    </style:style>
    <style:style style:name="P8" style:family="paragraph" style:parent-style-name="Standard">
      <style:text-properties officeooo:rsid="000b758a" officeooo:paragraph-rsid="000b758a"/>
    </style:style>
    <style:style style:name="P9" style:family="paragraph" style:parent-style-name="Standard">
      <style:text-properties officeooo:rsid="000e39a9" officeooo:paragraph-rsid="000e39a9"/>
    </style:style>
    <style:style style:name="P10" style:family="paragraph" style:parent-style-name="Table_20_Contents">
      <style:text-properties officeooo:rsid="0007e4d5" officeooo:paragraph-rsid="0007e4d5"/>
    </style:style>
    <style:style style:name="P11" style:family="paragraph" style:parent-style-name="Table_20_Contents">
      <style:text-properties officeooo:rsid="000937a6" officeooo:paragraph-rsid="000937a6"/>
    </style:style>
    <style:style style:name="T1" style:family="text">
      <style:text-properties officeooo:rsid="0004230b"/>
    </style:style>
    <style:style style:name="T2" style:family="text">
      <style:text-properties officeooo:rsid="0009a32f"/>
    </style:style>
    <style:style style:name="T3" style:family="text">
      <style:text-properties officeooo:rsid="000a6141"/>
    </style:style>
    <style:style style:name="T4" style:family="text">
      <style:text-properties fo:color="#000000"/>
    </style:style>
    <style:style style:name="T5" style:family="text">
      <style:text-properties officeooo:rsid="000d2d94"/>
    </style:style>
    <style:style style:name="T6" style:family="text">
      <style:text-properties officeooo:rsid="0010335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isualization</text:p>
      <text:p text:style-name="P1"/>
      <text:p text:style-name="P4">Once we have trained our model and saved it in its last epoch iteration, we can use it to <text:span text:style-name="T1">estimate scores of a custom dataset. We chose to load the original GeoJSON Edge file mentioned in \ref[Figure 3.1.] and have our model evaluate the edges with missing score. As can be seen in Table \ref[ble], this amount to more than double of the initially scored edges.</text:span></text:p>
      <text:p text:style-name="P5"/>
      <text:p text:style-name="P5"><text:span text:style-name="T2">E</text:span>ach edge is represented by multiple images, in <text:span text:style-name="T2">our </text:span>initial dataset where we didn’t use edge splitting this is <text:span text:style-name="T2">maximally </text:span>6 images per edge. <text:span text:style-name="T2">In rare cases we couldn’t obtain all 6 images, because Google Street View didn’t have imagery information available at the location.</text:span></text:p>
      <text:p text:style-name="P6"/>
      <text:p text:style-name="P7"><text:span text:style-name="T3">We have used OSM model from experiment \ref[</text:span><text:span text:style-name="T4">ch6_model_osm_wd</text:span><text:span text:style-name="T3">] on dataset 5556x_markable_640x640 to evaluate score of all images with initially missing score. We saved this information in a new GeoJSON file.</text:span></text:p>
      <text:p text:style-name="P7"/>
      <text:p text:style-name="P8">Figure \ref[] shows the online resource of Carto.com, which allowed us simple to use visualization of our GeoJSON data. <text:span text:style-name="T5">Note that several edges are still with unknown score as they lacked imagery information.</text:span></text:p>
      <text:p text:style-name="P3"/>
      <text:p text:style-name="P3"><text:span text:style-name="T1"><text:s/></text:span></text:p>
      <text:p text:style-name="P2"/>
      <table:table table:name="Table1" table:style-name="Table1">
        <table:table-column table:style-name="Table1.A" table:number-columns-repeated="2"/>
        <table:table-column table:style-name="Table1.C"/>
        <table:table-row>
          <table:table-cell table:style-name="Table1.A1" office:value-type="string">
            <text:p text:style-name="P10">Dataset: 5556x_markable_640x640</text:p>
          </table:table-cell>
          <table:table-cell table:style-name="Table1.A1" office:value-type="string">
            <text:p text:style-name="P10">number of valid edges</text:p>
          </table:table-cell>
          <table:table-cell table:style-name="Table1.C1" office:value-type="string">
            <text:p text:style-name="P10">corresponding images</text:p>
          </table:table-cell>
        </table:table-row>
        <table:table-row>
          <table:table-cell table:style-name="Table1.A2" office:value-type="string">
            <text:p text:style-name="P10">Scored</text:p>
          </table:table-cell>
          <table:table-cell table:style-name="Table1.A2" office:value-type="string">
            <text:p text:style-name="P11">1396</text:p>
          </table:table-cell>
          <table:table-cell table:style-name="Table1.C2" office:value-type="string">
            <text:p text:style-name="P11">8376</text:p>
          </table:table-cell>
        </table:table-row>
        <table:table-row>
          <table:table-cell table:style-name="Table1.A2" office:value-type="string">
            <text:p text:style-name="P10">Without score</text:p>
          </table:table-cell>
          <table:table-cell table:style-name="Table1.A2" office:value-type="string">
            <text:p text:style-name="P11">3662</text:p>
          </table:table-cell>
          <table:table-cell table:style-name="Table1.C2" office:value-type="string">
            <text:p text:style-name="P11">21696</text:p>
          </table:table-cell>
        </table:table-row>
      </table:table>
      <text:p text:style-name="P5">Table ble: <text:span text:style-name="T6">Breakdown of scores in the initial dataset. Note that more than two thirds of the dataset don’t have score.</text:span></text:p>
      <text:p text:style-name="P5"/>
      <text:p text:style-name="P9">[ screenshot viz ]</text:p>
      <text:p text:style-name="P9">Figure: GeoJSON file visualization provided by the online service Carto.com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8T14:24:30.603105047</meta:creation-date>
    <dc:date>2017-07-08T14:42:46.575575654</dc:date>
    <meta:editing-duration>PT10M38S</meta:editing-duration>
    <meta:editing-cycles>9</meta:editing-cycles>
    <meta:generator>LibreOffice/5.1.6.2$Linux_X86_64 LibreOffice_project/10m0$Build-2</meta:generator>
    <meta:document-statistic meta:table-count="1" meta:image-count="0" meta:object-count="0" meta:page-count="1" meta:paragraph-count="18" meta:word-count="225" meta:character-count="1381" meta:non-whitespace-character-count="1172"/>
  </office:meta>
</office:document-meta>
</file>